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1984" calcext:value-type="float">
            <text:p>79.8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6264" calcext:value-type="float">
            <text:p>79.8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236" calcext:value-type="float">
            <text:p>79.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0272" calcext:value-type="float">
            <text:p>79.9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5512" calcext:value-type="float">
            <text:p>79.9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1816" calcext:value-type="float">
            <text:p>80.0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8936" calcext:value-type="float">
            <text:p>79.8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1608" calcext:value-type="float">
            <text:p>79.9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6264" calcext:value-type="float">
            <text:p>79.8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1232" calcext:value-type="float">
            <text:p>79.9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4656" calcext:value-type="float">
            <text:p>79.9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38" calcext:value-type="float">
            <text:p>79.9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7976" calcext:value-type="float">
            <text:p>79.8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6848" calcext:value-type="float">
            <text:p>79.9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5032" calcext:value-type="float">
            <text:p>79.8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8288" calcext:value-type="float">
            <text:p>80.0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7432" calcext:value-type="float">
            <text:p>80.0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5616" calcext:value-type="float">
            <text:p>79.9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5136" calcext:value-type="float">
            <text:p>79.9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6368" calcext:value-type="float">
            <text:p>79.9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8184" calcext:value-type="float">
            <text:p>79.9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6264" calcext:value-type="float">
            <text:p>79.8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6224" calcext:value-type="float">
            <text:p>79.5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3384" calcext:value-type="float">
            <text:p>79.6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6808" calcext:value-type="float">
            <text:p>79.6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7288" calcext:value-type="float">
            <text:p>79.6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5576" calcext:value-type="float">
            <text:p>79.6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7872" calcext:value-type="float">
            <text:p>79.7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2904" calcext:value-type="float">
            <text:p>79.6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2904" calcext:value-type="float">
            <text:p>79.6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188" calcext:value-type="float">
            <text:p>79.8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6264" calcext:value-type="float">
            <text:p>79.8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6808" calcext:value-type="float">
            <text:p>79.6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1776" calcext:value-type="float">
            <text:p>79.7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188" calcext:value-type="float">
            <text:p>79.8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7976" calcext:value-type="float">
            <text:p>79.8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38" calcext:value-type="float">
            <text:p>79.9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9416" calcext:value-type="float">
            <text:p>79.9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5888" calcext:value-type="float">
            <text:p>79.8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4656" calcext:value-type="float">
            <text:p>79.9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6368" calcext:value-type="float">
            <text:p>79.9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2944" calcext:value-type="float">
            <text:p>79.9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5616" calcext:value-type="float">
            <text:p>79.9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6472" calcext:value-type="float">
            <text:p>79.9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6472" calcext:value-type="float">
            <text:p>79.9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7328" calcext:value-type="float">
            <text:p>79.9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2944" calcext:value-type="float">
            <text:p>79.9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9416" calcext:value-type="float">
            <text:p>79.9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6368" calcext:value-type="float">
            <text:p>79.9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9416" calcext:value-type="float">
            <text:p>79.9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4656" calcext:value-type="float">
            <text:p>79.9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0376" calcext:value-type="float">
            <text:p>79.9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2088" calcext:value-type="float">
            <text:p>79.9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9416" calcext:value-type="float">
            <text:p>79.9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5888" calcext:value-type="float">
            <text:p>79.8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5888" calcext:value-type="float">
            <text:p>79.8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284" calcext:value-type="float">
            <text:p>79.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1024" calcext:value-type="float">
            <text:p>79.8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5888" calcext:value-type="float">
            <text:p>79.8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5136" calcext:value-type="float">
            <text:p>79.9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3904" calcext:value-type="float">
            <text:p>80.0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0376" calcext:value-type="float">
            <text:p>79.9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1608" calcext:value-type="float">
            <text:p>79.9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428" calcext:value-type="float">
            <text:p>79.9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0752" calcext:value-type="float">
            <text:p>79.9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5888" calcext:value-type="float">
            <text:p>79.8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6472" calcext:value-type="float">
            <text:p>79.9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0584" calcext:value-type="float">
            <text:p>80.1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4592" calcext:value-type="float">
            <text:p>80.1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0688" calcext:value-type="float">
            <text:p>80.1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9352" calcext:value-type="float">
            <text:p>80.1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0208" calcext:value-type="float">
            <text:p>80.1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7808" calcext:value-type="float">
            <text:p>79.9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9144" calcext:value-type="float">
            <text:p>80.0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3048" calcext:value-type="float">
            <text:p>80.0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0376" calcext:value-type="float">
            <text:p>79.9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3528" calcext:value-type="float">
            <text:p>80.0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572" calcext:value-type="float">
            <text:p>80.0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2776" calcext:value-type="float">
            <text:p>80.1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3736" calcext:value-type="float">
            <text:p>80.1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5072" calcext:value-type="float">
            <text:p>80.2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9352" calcext:value-type="float">
            <text:p>80.1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4112" calcext:value-type="float">
            <text:p>80.1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0584" calcext:value-type="float">
            <text:p>80.1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1816" calcext:value-type="float">
            <text:p>80.0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8768" calcext:value-type="float">
            <text:p>80.0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668" calcext:value-type="float">
            <text:p>80.1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7056" calcext:value-type="float">
            <text:p>80.0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5616" calcext:value-type="float">
            <text:p>79.9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3048" calcext:value-type="float">
            <text:p>80.0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8184" calcext:value-type="float">
            <text:p>79.9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0752" calcext:value-type="float">
            <text:p>79.9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428" calcext:value-type="float">
            <text:p>79.9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1336" calcext:value-type="float">
            <text:p>80.0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6848" calcext:value-type="float">
            <text:p>79.9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1712" calcext:value-type="float">
            <text:p>79.9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8288" calcext:value-type="float">
            <text:p>80.0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8288" calcext:value-type="float">
            <text:p>80.0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1712" calcext:value-type="float">
            <text:p>79.9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284" calcext:value-type="float">
            <text:p>79.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7912" calcext:value-type="float">
            <text:p>80.0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7056" calcext:value-type="float">
            <text:p>80.0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6576" calcext:value-type="float">
            <text:p>80.0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2296" calcext:value-type="float">
            <text:p>80.0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3152" calcext:value-type="float">
            <text:p>80.0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5032" calcext:value-type="float">
            <text:p>79.8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5616" calcext:value-type="float">
            <text:p>79.9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5512" calcext:value-type="float">
            <text:p>79.9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0272" calcext:value-type="float">
            <text:p>79.9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5032" calcext:value-type="float">
            <text:p>79.8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4824" calcext:value-type="float">
            <text:p>79.7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3968" calcext:value-type="float">
            <text:p>79.7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3968" calcext:value-type="float">
            <text:p>79.7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0544" calcext:value-type="float">
            <text:p>79.7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9544" calcext:value-type="float">
            <text:p>79.4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3176" calcext:value-type="float">
            <text:p>79.5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9544" calcext:value-type="float">
            <text:p>79.4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9544" calcext:value-type="float">
            <text:p>79.4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9544" calcext:value-type="float">
            <text:p>79.4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9544" calcext:value-type="float">
            <text:p>79.4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6224" calcext:value-type="float">
            <text:p>79.5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3176" calcext:value-type="float">
            <text:p>79.5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3176" calcext:value-type="float">
            <text:p>79.5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4408" calcext:value-type="float">
            <text:p>79.4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6224" calcext:value-type="float">
            <text:p>79.5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6224" calcext:value-type="float">
            <text:p>79.5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6808" calcext:value-type="float">
            <text:p>79.6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2904" calcext:value-type="float">
            <text:p>79.6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2904" calcext:value-type="float">
            <text:p>79.6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7288" calcext:value-type="float">
            <text:p>79.6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7288" calcext:value-type="float">
            <text:p>79.6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3384" calcext:value-type="float">
            <text:p>79.6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4408" calcext:value-type="float">
            <text:p>79.4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2904" calcext:value-type="float">
            <text:p>79.6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3384" calcext:value-type="float">
            <text:p>79.6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1776" calcext:value-type="float">
            <text:p>79.7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7872" calcext:value-type="float">
            <text:p>79.7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236" calcext:value-type="float">
            <text:p>79.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1984" calcext:value-type="float">
            <text:p>79.8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5304" calcext:value-type="float">
            <text:p>79.7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5304" calcext:value-type="float">
            <text:p>79.7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4824" calcext:value-type="float">
            <text:p>79.7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3968" calcext:value-type="float">
            <text:p>79.7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9544" calcext:value-type="float">
            <text:p>79.4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7688" calcext:value-type="float">
            <text:p>79.0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2928" calcext:value-type="float">
            <text:p>79.0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3-01-1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1-06-16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21-03-0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16-09-1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2744" calcext:value-type="float">
            <text:p>78.3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93</text:p>
          </table:table-cell>
          <table:table-cell office:value-type="string" calcext:value-type="string">
            <text:p>OGLLP-406</text:p>
          </table:table-cell>
          <table:table-cell office:value-type="string" calcext:value-type="string">
            <text:p>2016-03-3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034" meta:object-count="0"/>
    <meta:user-defined meta:name="AppVersion">3.0</meta:user-defined>
  </office:meta>
</office:document-meta>
</file>